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co3" style:family="table-column">
      <style:table-column-properties fo:break-before="auto" style:column-width="1.9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est each path at least once</text:p>
          </table:table-cell>
          <table:table-cell table:number-columns-repeated="2"/>
          <table:table-cell office:value-type="string" calcext:value-type="string">
            <text:p>MCP23018</text:p>
          </table:table-cell>
          <table:table-cell office:value-type="string" calcext:value-type="string">
            <text:p>PCA9655E_ActiveHig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waiting until a breadboard is fre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eybrd ske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all cla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2">
          <table:table-cell office:value-type="string" calcext:value-type="string">
            <text:p>IC ports</text:p>
          </table:table-cell>
          <table:table-cell table:number-columns-repeated="2"/>
          <table:table-cell office:value-type="string" calcext:value-type="string">
            <text:p>keybrd_single-layer_2221_bb_Teensy2_MCP23018</text:p>
          </table:table-cell>
          <table:table-cell office:value-type="string" calcext:value-type="string">
            <text:p>keybrd_multi-layer_2223_bb_Teensy2_PCA9655E_ActiveHigh</text:p>
          </table:table-cell>
          <table:table-cell office:value-type="string" calcext:value-type="string">
            <text:p>keybrd_single-layer_2221_bb_TeensyLC_PCA9655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LC</text:p>
          </table:table-cell>
          <table:table-cell office:value-type="string" calcext:value-type="string">
            <text:p>not y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2.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CP230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LED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A9655E (test later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PCA9655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ve 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Row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e port with row, col, and LE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le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key.h</text:p>
          </table:table-cell>
          <table:table-cell office:value-type="string" calcext:value-type="string">
            <text:p>k_Key_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k_Key_LckL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_Key_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cts_mousecode.h</text:p>
          </table:table-cell>
          <table:table-cell office:value-type="string" calcext:value-type="string">
            <text:p>m_MouseButt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_MouseMov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lti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scancode.h</text:p>
          </table:table-cell>
          <table:table-cell office:value-type="string" calcext:value-type="string">
            <text:p>l_Code_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S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s_scancodeNotShifted.h</text:p>
          </table:table-cell>
          <table:table-cell office:value-type="string" calcext:value-type="string">
            <text:p>l_Code_SN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Null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0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l_Code_LckLED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l_Code_Shif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_Code_Lay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ed key</text:p>
          </table:table-cell>
          <table:table-cell office:value-type="string" calcext:value-type="string">
            <text:p>l_Key_Layer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le-code keys</text:p>
          </table:table-cell>
          <table:table-cell office:value-type="string" calcext:value-type="string">
            <text:p>l_Key_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classes implicitly tested above</text:p>
          </table:table-cell>
          <table:table-cell table:number-columns-repeated="2"/>
          <table:table-cell office:value-type="string" calcext:value-type="string">
            <text:p>all keybrds</text:p>
          </table:table-cell>
          <table:table-cell office:value-type="string" calcext:value-type="string">
            <text:p>all I/O expanders</text:p>
          </table:table-cell>
          <table:table-cell office:value-type="string" calcext:value-type="string">
            <text:p>abstract base</text:p>
          </table:table-cell>
          <table:table-cell office:value-type="string" calcext:value-type="string">
            <text:p>static member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IOExpanderPor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Keybr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Matri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Row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K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_Co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_Mou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Shift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Layer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0000-00-00T10:11:11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0:03:54.639000000</meta:creation-date>
    <dc:date>2015-05-01T23:18:24.556000000</dc:date>
    <meta:editing-duration>PT22H55M10S</meta:editing-duration>
    <meta:editing-cycles>19</meta:editing-cycles>
    <meta:generator>LibreOffice/4.1.5.3$Windows_x86 LibreOffice_project/1c1366bba2ba2b554cd2ca4d87c06da81c05d24</meta:generator>
    <meta:document-statistic meta:table-count="1" meta:cell-count="142" meta:object-count="0"/>
  </office:meta>
</office:document-meta>
</file>